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week</text:p>
          </table:table-cell>
          <table:table-cell office:value-type="string">
            <text:p>wei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.486">
            <text:p>3.48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.6">
            <text:p>3.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.75">
            <text:p>3.7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.2">
            <text:p>4.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.45">
            <text:p>4.4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4.55">
            <text:p>4.5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11">01/11/2022</text:date>, <text:time>13:51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k Carlberg</meta:initial-creator>
    <meta:creation-date>2022-01-11T13:47:39.54</meta:creation-date>
    <dc:date>2022-01-11T13:51:51.01</dc:date>
    <dc:creator>Patrick Carlberg</dc:creator>
    <meta:editing-duration>PT4M13S</meta:editing-duration>
    <meta:editing-cycles>1</meta:editing-cycles>
    <meta:document-statistic meta:table-count="3" meta:cell-count="14" meta:object-count="0"/>
    <meta:generator>OpenOffice/4.1.10$Win32 OpenOffice.org_project/4110m2$Build-9807</meta:generator>
  </office:meta>
</office:document-meta>
</file>